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rsid="000e11fe" officeooo:paragraph-rsid="000e11fe"/>
    </style:style>
    <style:style style:name="P2" style:family="paragraph" style:parent-style-name="Preformatted_20_Text">
      <style:paragraph-properties fo:text-align="start" style:justify-single-word="false"/>
      <style:text-properties officeooo:rsid="000e11fe" officeooo:paragraph-rsid="000f0fb4"/>
    </style:style>
    <style:style style:name="P3" style:family="paragraph" style:parent-style-name="Preformatted_20_Text">
      <style:paragraph-properties fo:text-align="start" style:justify-single-word="false"/>
      <style:text-properties fo:font-weight="normal" officeooo:rsid="000e11fe" officeooo:paragraph-rsid="000e11fe" style:font-weight-asian="normal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font-weight="normal" officeooo:rsid="000e11fe" officeooo:paragraph-rsid="000f0fb4" style:font-weight-asian="normal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fo:font-weight="normal" officeooo:rsid="000e11fe" officeooo:paragraph-rsid="0013f28d" style:font-weight-asian="normal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font-weight="normal" officeooo:rsid="000e11fe" officeooo:paragraph-rsid="00142559" style:font-weight-asian="normal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officeooo:rsid="000f0fb4" officeooo:paragraph-rsid="000f0fb4"/>
    </style:style>
    <style:style style:name="P8" style:family="paragraph" style:parent-style-name="Standard">
      <style:paragraph-properties fo:text-align="center" style:justify-single-word="false"/>
      <style:text-properties officeooo:rsid="000e11fe" officeooo:paragraph-rsid="000e11fe"/>
    </style:style>
    <style:style style:name="P9" style:family="paragraph" style:parent-style-name="Standard">
      <style:paragraph-properties fo:text-align="start" style:justify-single-word="false"/>
      <style:text-properties officeooo:rsid="000e11fe" officeooo:paragraph-rsid="000e11fe"/>
    </style:style>
    <style:style style:name="P10" style:family="paragraph" style:parent-style-name="Standard">
      <style:paragraph-properties fo:text-align="start" style:justify-single-word="false"/>
      <style:text-properties officeooo:rsid="000e11fe" officeooo:paragraph-rsid="000f0fb4"/>
    </style:style>
    <style:style style:name="P11" style:family="paragraph" style:parent-style-name="Standard">
      <style:paragraph-properties fo:text-align="start" style:justify-single-word="false"/>
      <style:text-properties officeooo:rsid="000e11fe" officeooo:paragraph-rsid="00127f6e"/>
    </style:style>
    <style:style style:name="P12" style:family="paragraph" style:parent-style-name="Standard">
      <style:paragraph-properties fo:text-align="start" style:justify-single-word="false"/>
      <style:text-properties fo:font-style="italic" officeooo:rsid="000e11fe" officeooo:paragraph-rsid="000e11fe" style:font-style-asian="italic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tyle="normal" fo:font-weight="bold" officeooo:rsid="000e11fe" officeooo:paragraph-rsid="000e11fe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0e11fe" officeooo:paragraph-rsid="000e11fe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0e11fe" officeooo:paragraph-rsid="000f0fb4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0e11fe" officeooo:paragraph-rsid="00127f6e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0e11fe" officeooo:paragraph-rsid="0013f28d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0e11fe" officeooo:paragraph-rsid="00142559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rsid="000f0fb4" officeooo:paragraph-rsid="000f0fb4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0e11fe" officeooo:paragraph-rsid="0013f28d" style:font-weight-asian="normal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officeooo:rsid="000e11fe" officeooo:paragraph-rsid="000f0fb4"/>
    </style:style>
    <style:style style:name="P22" style:family="paragraph" style:parent-style-name="Preformatted_20_Text">
      <style:paragraph-properties fo:text-align="start" style:justify-single-word="false"/>
      <style:text-properties officeooo:rsid="000e11fe" officeooo:paragraph-rsid="0015d3a3"/>
    </style:style>
    <style:style style:name="P23" style:family="paragraph" style:parent-style-name="Preformatted_20_Text">
      <style:paragraph-properties fo:text-align="start" style:justify-single-word="false"/>
      <style:text-properties officeooo:rsid="000e11fe" officeooo:paragraph-rsid="00127f6e"/>
    </style:style>
    <style:style style:name="P24" style:family="paragraph" style:parent-style-name="Preformatted_20_Text">
      <style:paragraph-properties fo:text-align="start" style:justify-single-word="false"/>
      <style:text-properties officeooo:paragraph-rsid="0015d3a3"/>
    </style:style>
    <style:style style:name="P25" style:family="paragraph" style:parent-style-name="Preformatted_20_Text">
      <style:paragraph-properties fo:text-align="start" style:justify-single-word="false"/>
      <style:text-properties fo:font-weight="normal" officeooo:rsid="000e11fe" officeooo:paragraph-rsid="0013f28d" style:font-weight-asian="normal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fo:font-weight="normal" officeooo:rsid="000e11fe" officeooo:paragraph-rsid="0016caa2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officeooo:rsid="000e11fe" officeooo:paragraph-rsid="00127f6e"/>
    </style:style>
    <style:style style:name="P28" style:family="paragraph" style:parent-style-name="Standard">
      <style:paragraph-properties fo:text-align="start" style:justify-single-word="false"/>
      <style:text-properties fo:font-weight="bold" officeooo:rsid="000e11fe" officeooo:paragraph-rsid="0013f28d" style:font-weight-asian="bold" style:font-weight-complex="bold"/>
    </style:style>
    <style:style style:name="T1" style:family="text">
      <style:text-properties officeooo:rsid="00125a03"/>
    </style:style>
    <style:style style:name="T2" style:family="text">
      <style:text-properties officeooo:rsid="0015d3a3"/>
    </style:style>
    <style:style style:name="T3" style:family="text">
      <style:text-properties officeooo:rsid="000e11fe"/>
    </style:style>
    <style:style style:name="T4" style:family="text">
      <style:text-properties style:font-name="Liberation Mono" fo:font-size="10pt" officeooo:rsid="0015d3a3" style:font-name-asian="NSimSun1" style:font-size-asian="10pt" style:font-name-complex="Liberation Mono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m2</text:span>TP Agregation 2</text:p>
      <text:p text:style-name="P8"/>
      <text:p text:style-name="P13">// Afficher la liste des restaurants mais limitez l’affichage à 10. </text:p>
      <text:p text:style-name="P12"/>
      <text:p text:style-name="P1">db.restaurants.aggregate([{$limit : 10}])</text:p>
      <text:p text:style-name="P9"/>
      <text:p text:style-name="P9"/>
      <text:p text:style-name="P14">// Afficher la liste des 10 premiers restaurants mais en triant cette liste par ordre alphabétique.</text:p>
      <text:p text:style-name="P14"/>
      <text:p text:style-name="P3">db.restaurants.aggregate([{$sort : {name: 1}} , {$limit : 10}])</text:p>
      <text:p text:style-name="P3"/>
      <text:p text:style-name="P3">//nom non null</text:p>
      <text:p text:style-name="P3"/>
      <text:p text:style-name="P3">db.restaurants.aggregate([{$match: {name : {$ne : ""}}} ,{$sort : {name: 1}} , {$limit : 10}])</text:p>
      <text:p text:style-name="P14"/>
      <text:p text:style-name="P14"><text:s/>//Afficher la liste des 10 premiers restaurants mais en tri, mais uniquement ceux sur “Brooklyn” (champs : borough), er cette liste par ordre alphabétique.</text:p>
      <text:p text:style-name="P14"/>
      <text:p text:style-name="P3">db.restaurants.aggregate([{$match : {$and : [{name: {$ne : ""}}, {borough: "Brooklyn"}]}}, {$sort : {name: 1}}, {$limit: 10}])</text:p>
      <text:p text:style-name="P9"/>
      <text:p text:style-name="P15"><text:s/>// Afficher la liste des 10 premiers restaurants mais on affiche que le nom du restaurant et son quartier. </text:p>
      <text:p text:style-name="P15"/>
      <text:p text:style-name="P4">db.restaurants.aggregate([{$project: {name: 1, borough: 1}},{$limit : 10}])</text:p>
      <text:p text:style-name="P15"/>
      <text:p text:style-name="P15">// Afficher la liste des 10 premiers restaurants mais on affiche tout sauf adresse et le grade. </text:p>
      <text:p text:style-name="P19"/>
      <text:p text:style-name="P7">db.restaurants.aggregate([{$project: {address: 0, grades: 0}},{$limit : 10}])</text:p>
      <text:p text:style-name="P19"/>
      <text:p text:style-name="P15">//Afficher la liste des 10 premiers restaurants avec un nouveau champ qui va afficher le nombre d’avis (grades) par restaurant. </text:p>
      <text:p text:style-name="P10"/>
      <text:p text:style-name="P2">db.restaurants.aggregate([{$project : {nb_avis: {$size: "$grades"}}},{$sort: {name: 1}},{$limit : 10}])</text:p>
      <text:p text:style-name="P2"/>
      <text:p text:style-name="P24"><text:span text:style-name="T3">db.restaurants.aggregate([{$</text:span><text:span text:style-name="T4">addFields</text:span><text:span text:style-name="T3"> : {nb_avis: {$size: "$grades"}}},{$sort: {name: 1}},{$limit : 10}])</text:span></text:p>
      <text:p text:style-name="P22"/>
      <text:p text:style-name="P16">//Afficher la liste des 10 premiers restaurants avec un nouveau champ qui va afficher le nombre d’avis (grades) par restaurant et il faudra faire le tri par le nombre d’avis. </text:p>
      <text:p text:style-name="P11"/>
      <text:p text:style-name="P23">db.restaurants.aggregate([{$unwind: '$grades'}, {$group: {_id: '$_id', 'nb_avis': { $sum: 1}}}, {$sort: {nb_avis: 1}}, {$limit: 10}])</text:p>
      <text:p text:style-name="P11"/>
      <text:p text:style-name="P17">//On souhaite toujours afficher la liste des 10 premiers restaurants en affichant le nom du restaurant en majuscule et le quartier du restaurant. </text:p>
      <text:p text:style-name="P17"/>
      <text:p text:style-name="P26">db.restaurants.aggregate([{$match: {name : {$ne : ""}}} ,{$sort : {name: 1}} , {$project: {name: {$toUpper: "$name"}, quartier: "$borough", 0, 3}}, {$limit : 10}])</text:p>
      <text:p text:style-name="P5"/>
      <text:p text:style-name="P5"/>
      <text:p text:style-name="P5"/>
      <text:p text:style-name="P5"/>
      <text:p text:style-name="P17"><text:soft-page-break/>//On souhaite toujours afficher la liste des 10 premiers restaurants en affichant le nom du restaurant en majuscule et les 3 premières lettres du quartier.</text:p>
      <text:p text:style-name="P17"/>
      <text:p text:style-name="P5">db.restaurants.aggregate([{$match: {name : {$ne : ""}}},{$sort : {name: 1}}, {$project: {name: {$toUpper: "$name"}, quartier: {$substr: ["$borough", 0, 3]}}}, {$limit : 10}])</text:p>
      <text:p text:style-name="P18">//On souhaite avoir le nombre total de restaurants toujours avec agrégation. </text:p>
      <text:p text:style-name="P18"/>
      <text:p text:style-name="P6">db.restaurants.aggregate([{$group: {_id: null , 'nb_restaurants': { $sum: 1}}}])</text:p>
      <text:p text:style-name="P18"/>
      <text:p text:style-name="P18">//On souhaite avoir le nombre de restaurants par quartier (borough). </text:p>
      <text:p text:style-name="P17"/>
      <text:p text:style-name="P5">db.restaurants.aggregate([{$group: {_id: '$borough' , 'nb_restaurants': { $sum: 1}}}])</text:p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1-23T17:00:53.163000000</meta:creation-date>
    <dc:date>2022-11-24T10:58:25.892000000</dc:date>
    <meta:editing-duration>PT10M39S</meta:editing-duration>
    <meta:editing-cycles>3</meta:editing-cycles>
    <meta:generator>LibreOffice/6.4.1.2$Windows_X86_64 LibreOffice_project/4d224e95b98b138af42a64d84056446d09082932</meta:generator>
    <meta:document-statistic meta:table-count="0" meta:image-count="0" meta:object-count="0" meta:page-count="2" meta:paragraph-count="26" meta:word-count="358" meta:character-count="2628" meta:non-whitespace-character-count="2286"/>
  </office:meta>
</office:document-meta>
</file>